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e5d6" officeooo:paragraph-rsid="000ce5d6"/>
    </style:style>
    <style:style style:name="P2" style:family="paragraph" style:parent-style-name="Standard">
      <style:text-properties officeooo:rsid="00173c54" officeooo:paragraph-rsid="00173c54"/>
    </style:style>
    <style:style style:name="P3" style:family="paragraph" style:parent-style-name="Standard">
      <style:text-properties officeooo:rsid="0017ad21" officeooo:paragraph-rsid="0017ad21"/>
    </style:style>
    <style:style style:name="P4" style:family="paragraph" style:parent-style-name="Standard">
      <style:text-properties officeooo:rsid="001c016a" officeooo:paragraph-rsid="001c016a"/>
    </style:style>
    <style:style style:name="P5" style:family="paragraph" style:parent-style-name="Standard">
      <style:text-properties officeooo:rsid="001f971b" officeooo:paragraph-rsid="001f971b"/>
    </style:style>
    <style:style style:name="P6" style:family="paragraph" style:parent-style-name="Standard">
      <style:text-properties officeooo:rsid="0021b468" officeooo:paragraph-rsid="0021b468"/>
    </style:style>
    <style:style style:name="P7" style:family="paragraph" style:parent-style-name="Standard">
      <style:text-properties officeooo:rsid="0021b468" officeooo:paragraph-rsid="0034f87d"/>
    </style:style>
    <style:style style:name="P8" style:family="paragraph" style:parent-style-name="Standard">
      <style:text-properties officeooo:rsid="00173c54" officeooo:paragraph-rsid="00173c54"/>
    </style:style>
    <style:style style:name="T1" style:family="text">
      <style:text-properties officeooo:rsid="000e2fbe"/>
    </style:style>
    <style:style style:name="T2" style:family="text">
      <style:text-properties officeooo:rsid="0016d999"/>
    </style:style>
    <style:style style:name="T3" style:family="text">
      <style:text-properties officeooo:rsid="0017ad21"/>
    </style:style>
    <style:style style:name="T4" style:family="text">
      <style:text-properties officeooo:rsid="0017f455"/>
    </style:style>
    <style:style style:name="T5" style:family="text">
      <style:text-properties officeooo:rsid="00186026"/>
    </style:style>
    <style:style style:name="T6" style:family="text">
      <style:text-properties officeooo:rsid="001a54e3"/>
    </style:style>
    <style:style style:name="T7" style:family="text">
      <style:text-properties officeooo:rsid="001b0b0a"/>
    </style:style>
    <style:style style:name="T8" style:family="text">
      <style:text-properties officeooo:rsid="001b3e24"/>
    </style:style>
    <style:style style:name="T9" style:family="text">
      <style:text-properties officeooo:rsid="001c016a"/>
    </style:style>
    <style:style style:name="T10" style:family="text">
      <style:text-properties officeooo:rsid="001d5dea"/>
    </style:style>
    <style:style style:name="T11" style:family="text">
      <style:text-properties officeooo:rsid="001e51fd"/>
    </style:style>
    <style:style style:name="T12" style:family="text">
      <style:text-properties officeooo:rsid="001f5faf"/>
    </style:style>
    <style:style style:name="T13" style:family="text">
      <style:text-properties officeooo:rsid="001f971b"/>
    </style:style>
    <style:style style:name="T14" style:family="text">
      <style:text-properties officeooo:rsid="00205623"/>
    </style:style>
    <style:style style:name="T15" style:family="text">
      <style:text-properties officeooo:rsid="002391b5"/>
    </style:style>
    <style:style style:name="T16" style:family="text">
      <style:text-properties officeooo:rsid="002462b3"/>
    </style:style>
    <style:style style:name="T17" style:family="text">
      <style:text-properties officeooo:rsid="0025c4ca"/>
    </style:style>
    <style:style style:name="T18" style:family="text">
      <style:text-properties officeooo:rsid="0026cb4d"/>
    </style:style>
    <style:style style:name="T19" style:family="text">
      <style:text-properties officeooo:rsid="0027e68d"/>
    </style:style>
    <style:style style:name="T20" style:family="text">
      <style:text-properties officeooo:rsid="00290fc2"/>
    </style:style>
    <style:style style:name="T21" style:family="text">
      <style:text-properties officeooo:rsid="002af4f6"/>
    </style:style>
    <style:style style:name="T22" style:family="text">
      <style:text-properties officeooo:rsid="002b1ace"/>
    </style:style>
    <style:style style:name="T23" style:family="text">
      <style:text-properties officeooo:rsid="002cbb56"/>
    </style:style>
    <style:style style:name="T24" style:family="text">
      <style:text-properties officeooo:rsid="002ce3fc"/>
    </style:style>
    <style:style style:name="T25" style:family="text">
      <style:text-properties officeooo:rsid="002d4cfd"/>
    </style:style>
    <style:style style:name="T26" style:family="text">
      <style:text-properties officeooo:rsid="002ee35b"/>
    </style:style>
    <style:style style:name="T27" style:family="text">
      <style:text-properties officeooo:rsid="0030565a"/>
    </style:style>
    <style:style style:name="T28" style:family="text">
      <style:text-properties officeooo:rsid="00312f91"/>
    </style:style>
    <style:style style:name="T29" style:family="text">
      <style:text-properties officeooo:rsid="0032b028"/>
    </style:style>
    <style:style style:name="T30" style:family="text">
      <style:text-properties officeooo:rsid="00345194"/>
    </style:style>
    <style:style style:name="T31" style:family="text">
      <style:text-properties officeooo:rsid="0034f87d"/>
    </style:style>
    <style:style style:name="T32" style:family="text">
      <style:text-properties officeooo:rsid="00362dc3"/>
    </style:style>
    <style:style style:name="T33" style:family="text">
      <style:text-properties officeooo:rsid="0037d3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ção</text:p>
      <text:p text:style-name="P1">-<text:span text:style-name="T1">sistema está relacionado com uma rotina, é transferida ao sistema uma sequência de operações <text:tab/>definidas e sequenciais.</text:span></text:p>
      <text:p text:style-name="P1">-<text:span text:style-name="T2">o requisito está na fase antes de se pensar em código, linguagens bancos de dados etc.. é a parte que precisa ser definido de acordo com a necessidade do cliente, com o objetivo de atender <text:tab/>exatamente a necessidade dele quando optou por ter o determinado sistema.</text:span></text:p>
      <text:p text:style-name="P1"/>
      <text:p text:style-name="P2">Análise de dado </text:p>
      <text:p text:style-name="P2">-<text:span text:style-name="T3">de nada adianta uma boa linguagem de programação, um bom SGBD, se os requisitos do sistema <text:tab/>foram mal elaborados.</text:span></text:p>
      <text:p text:style-name="P2"/>
      <text:p text:style-name="P2">-<text:span text:style-name="T33">a qualidade do produto depende do processo</text:span></text:p>
      <text:p text:style-name="P2"/>
      <text:p text:style-name="P3"><text:span text:style-name="T9">L</text:span>evantamento de requisitos </text:p>
      <text:p text:style-name="P3">-<text:span text:style-name="T4">o levantamento de requisitos está diretamente ligado a qualidade. </text:span></text:p>
      <text:p text:style-name="P3">-<text:span text:style-name="T5">qualidade está diretamente ligado a superioridade, excelência.</text:span></text:p>
      <text:p text:style-name="P3">-<text:span text:style-name="T6">qualidade proporciona competitividade. </text:span></text:p>
      <text:p text:style-name="P3">-<text:span text:style-name="T7">é preciso definir um padrão de qualidade adequado a ser seguido, e acompanhar se tal padrão está <text:tab/>de fato sendo aplicado.</text:span></text:p>
      <text:p text:style-name="P3">-<text:span text:style-name="T8">a qualidade tem seus custos, porém tem o papel tem propiciar rentabilidade.</text:span></text:p>
      <text:p text:style-name="P3"/>
      <text:p text:style-name="P4">Qualidade de software </text:p>
      <text:p text:style-name="P4">-<text:span text:style-name="T10">qualidade se consegue nos fragmentos do processo, e não apenas no começo ou no final em fase de <text:tab/>testes. A qualidade precisa estar presente em todo processo, desde o pré projeto <text:tab/>(principalmente), durante, e até a fase de sua concepção. </text:span></text:p>
      <text:p text:style-name="P4">-<text:span text:style-name="T11">é necessário o engajamento de todos os envolvidos no projeto. </text:span></text:p>
      <text:p text:style-name="P4"/>
      <text:p text:style-name="P4">-<text:span text:style-name="T13">PROCESSO</text:span><text:span text:style-name="T12">: onde é possível quantificar usando métricas e técnicas de verificação, como a ISO 9000, <text:tab/>usando auditorias, inspeções formais, testes e revisões.</text:span></text:p>
      <text:p text:style-name="P4"/>
      <text:p text:style-name="P5">PRODUTO: <text:span text:style-name="T14">revisões, inspeções formais e testes por profissionais altamente capacitados, e testes <text:tab/>realizados por clientes.</text:span></text:p>
      <text:p text:style-name="P5"/>
      <text:p text:style-name="P6">Controle da qualidade e garantia da qualidade </text:p>
      <text:p text:style-name="P6">-<text:span text:style-name="T15">CONTROLE DA QUALIDADE: focam na descoberta de defeitos </text:span></text:p>
      <text:p text:style-name="P6">-<text:span text:style-name="T16">ex: os requisitos definidos estão corretos? </text:span></text:p>
      <text:p text:style-name="P6">-<text:span text:style-name="T17">orientado a produto </text:span></text:p>
      <text:p text:style-name="P6">-<text:span text:style-name="T18">orientado a detecção </text:span></text:p>
      <text:p text:style-name="P6">-<text:span text:style-name="T25">atividades focadas no fim das fases</text:span></text:p>
      <text:p text:style-name="P6">-<text:span text:style-name="T19">garantir que os requisitos são os especificados </text:span></text:p>
      <text:p text:style-name="P6"/>
      <text:p text:style-name="P6">-<text:span text:style-name="T20">GARANTIA DE QUALIDADE </text:span></text:p>
      <text:p text:style-name="P6">-<text:span text:style-name="T21">garante que o processo é definido e apropriado</text:span></text:p>
      <text:p text:style-name="P6">-<text:span text:style-name="T22">ex: de garantia de qualidade: metodologias e padrões de desenvolvimento </text:span></text:p>
      <text:p text:style-name="P6">-<text:span text:style-name="T23">orientado a processo e orientado a prevenção </text:span></text:p>
      <text:p text:style-name="P6">-<text:span text:style-name="T24">monitoração e melhoria de processo </text:span></text:p>
      <text:p text:style-name="P6">-<text:span text:style-name="T25">atividade focadas no início das fases</text:span></text:p>
      <text:p text:style-name="P6">-<text:span text:style-name="T26">garante que está sendo feito a coisa certa da maneira certa </text:span></text:p>
      <text:p text:style-name="P6"/>
      <text:p text:style-name="P6">-<text:span text:style-name="T27">Gerenciamento da qualidade </text:span></text:p>
      <text:p text:style-name="P6">-<text:span text:style-name="T28">detêm todas as atividades da organização executora. </text:span></text:p>
      <text:p text:style-name="P6">-<text:span text:style-name="T29">responsabilidades, objetivos e as políticas de qualidade</text:span></text:p>
      <text:p text:style-name="P6"><text:soft-page-break/>-<text:span text:style-name="T29">garantir que o projeto atenda às necessidades que motivaram sua realização. </text:span></text:p>
      <text:p text:style-name="P7">-<text:span text:style-name="T30">os 3 principais processos são:</text:span></text:p>
      <text:p text:style-name="P7"><text:span text:style-name="T30">-planejamento da qualidade: </text:span><text:span text:style-name="T31">identificar os padrões de qualidade relevantes para a situação.</text:span></text:p>
      <text:p text:style-name="P7"><text:span text:style-name="T30">-garantia da qualidade: </text:span><text:span text:style-name="T32">aplicar de fato os padrões de qualidade anteriormente identificados.</text:span></text:p>
      <text:p text:style-name="P7"><text:span text:style-name="T30">-controle da qualidade: </text:span><text:span text:style-name="T32">monitorar resultados de acordo com a aplicação dos padrões, e se não, identificar o motivo do desempenho insatisfatório. </text:span></text:p>
      <text:p text:style-name="P7"/>
      <text:p text:style-name="P7"/>
      <text:p text:style-name="P6"/>
      <text:p text:style-name="P6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31T14:11:05.761000000</meta:creation-date>
    <dc:date>2024-05-31T15:00:08.168000000</dc:date>
    <meta:editing-duration>PT46M11S</meta:editing-duration>
    <meta:editing-cycles>38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39" meta:word-count="406" meta:character-count="2734" meta:non-whitespace-character-count="2337"/>
  </office:meta>
</office:document-meta>
</file>